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0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f0807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68a22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2.339cm" svg:y1="15.844cm" svg:x2="12.449cm" svg:y2="15.954cm">
              <text:p/>
            </draw:line>
            <draw:line draw:style-name="gr1" draw:text-style-name="P1" draw:layer="layout" svg:x1="12.339cm" svg:y1="15.954cm" svg:x2="12.449cm" svg:y2="15.844cm">
              <text:p/>
            </draw:line>
          </draw:g>
          <draw:frame draw:style-name="gr2" draw:text-style-name="P3" draw:layer="layout" svg:width="0.724cm" svg:height="0.63cm" svg:x="12.277cm" svg:y="15.639cm">
            <draw:text-box>
              <text:p text:style-name="P2"><text:span text:style-name="T1">A</text:span></text:p>
            </draw:text-box>
          </draw:frame>
          <draw:g>
            <draw:line draw:style-name="gr1" draw:text-style-name="P1" draw:layer="layout" svg:x1="11.225cm" svg:y1="13.463cm" svg:x2="11.335cm" svg:y2="13.573cm">
              <text:p/>
            </draw:line>
            <draw:line draw:style-name="gr1" draw:text-style-name="P1" draw:layer="layout" svg:x1="11.225cm" svg:y1="13.573cm" svg:x2="11.335cm" svg:y2="13.463cm">
              <text:p/>
            </draw:line>
          </draw:g>
          <draw:frame draw:style-name="gr2" draw:text-style-name="P3" draw:layer="layout" svg:width="0.724cm" svg:height="0.63cm" svg:x="11.148cm" svg:y="13.243cm">
            <draw:text-box>
              <text:p text:style-name="P2"><text:span text:style-name="T1">B</text:span></text:p>
            </draw:text-box>
          </draw:frame>
          <draw:line draw:style-name="gr3" draw:text-style-name="P1" draw:layer="layout" svg:x1="10.982cm" svg:y1="12.903cm" svg:x2="12.812cm" svg:y2="16.802cm">
            <text:p/>
          </draw:line>
          <draw:frame draw:style-name="gr4" draw:text-style-name="P3" draw:layer="layout" svg:width="0.75cm" svg:height="0.63cm" svg:x="10.097cm" svg:y="16.323cm">
            <draw:text-box>
              <text:p text:style-name="P2"><text:span text:style-name="T1">D</text:span></text:p>
            </draw:text-box>
          </draw:frame>
          <draw:frame draw:style-name="gr5" draw:text-style-name="P3" draw:layer="layout" svg:width="0.604cm" svg:height="0.63cm" svg:x="9.254cm" svg:y="14.524cm">
            <draw:text-box>
              <text:p text:style-name="P2"><text:span text:style-name="T1">I</text:span></text:p>
            </draw:text-box>
          </draw:frame>
          <draw:frame draw:style-name="gr4" draw:text-style-name="P3" draw:layer="layout" svg:width="0.75cm" svg:height="0.63cm" svg:x="10.936cm" svg:y="13.85cm">
            <draw:text-box>
              <text:p text:style-name="P2"><text:span text:style-name="T1">G</text:span></text:p>
            </draw:text-box>
          </draw:frame>
          <draw:ellipse draw:style-name="gr6" draw:text-style-name="P1" draw:layer="layout" svg:width="3.075cm" svg:height="3.077cm" svg:x="8.197cm" svg:y="13.398cm" draw:kind="arc" draw:start-angle="25.07" draw:end-angle="295.74">
            <text:p/>
          </draw:ellipse>
          <draw:line draw:style-name="gr7" draw:text-style-name="P1" draw:layer="layout" svg:x1="9.733cm" svg:y1="14.938cm" svg:x2="11.117cm" svg:y2="14.27cm">
            <text:p/>
          </draw:line>
          <draw:line draw:style-name="gr7" draw:text-style-name="P1" draw:layer="layout" svg:x1="9.733cm" svg:y1="14.94cm" svg:x2="10.401cm" svg:y2="16.326cm">
            <text:p/>
          </draw:line>
          <draw:line draw:style-name="gr8" draw:text-style-name="P1" draw:layer="layout" svg:x1="11.118cm" svg:y1="14.27cm" svg:x2="10.401cm" svg:y2="16.324cm">
            <text:p/>
          </draw:line>
          <draw:frame draw:name="DescriptionOOoTep" draw:style-name="gr9" draw:text-style-name="P4" draw:layer="layout" svg:width="0.004cm" svg:height="0.004cm" svg:x="12.339cm" svg:y="15.845cm">
            <draw:text-box>
              <text:p/>
            </draw:text-box>
            <svg:desc>@options;
  repereortho(236.5,215,30,1,1){ 0 , moyen , grisfonce , num1 ,i};

@figure;
  A = point( 0.73 , 0.8 )  { (0.3,-0.47) };
  B = point( -1.3 , 5.13 )  { (0.3,-0.5) };
  dBA = droite( B , A );
  C = point( -5.33 , 5.07 )  { i };
  D = point( -2.9 , 0.03 );
  sCD = segment( C , D )  { i };
  I = milieu( sCD )  { (-0.67,-0.3) };
  perpIsCD = perpendiculaire( I , sCD )  { i };
  ceIC = cercle( I , C )  { i };
  G = intersection( perpIsCD , ceIC , 1 );
  E = intersection( perpIsCD , ceIC , 2 )  { i };
  arcGID = arc( G , I , D );
  sIG = segment( I , G );
  sID = segment( I , D );
  sGD = segment( G , D );

</svg:desc>
          </draw:frame>
          <draw:line draw:style-name="gr10" draw:text-style-name="P1" draw:layer="layout" svg:x1="9.878cm" svg:y1="14.874cm" svg:x2="9.951cm" svg:y2="15.014cm">
            <text:p/>
          </draw:line>
          <draw:line draw:style-name="gr10" draw:text-style-name="P1" draw:layer="layout" svg:x1="9.803cm" svg:y1="15.089cm" svg:x2="9.951cm" svg:y2="15.00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1:13.091842801</meta:creation-date>
    <dc:date>2018-04-10T16:01:34.786031934</dc:date>
    <meta:editing-duration>PT22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